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0000001DC00000227954EB930.png"/>
  <manifest:file-entry manifest:media-type="image/jpeg" manifest:full-path="Pictures/10000000000002B1000002A75E08E963.jpg"/>
  <manifest:file-entry manifest:media-type="" manifest:full-path="Pictures/2000000900001E6E00000A427D78B452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Standard">
      <style:table-properties style:width="16.282cm" fo:margin-left="-0.208cm" style:page-number="auto" table:align="left" style:writing-mode="lr-tb"/>
    </style:style>
    <style:style style:name="Tabla1.A" style:family="table-column">
      <style:table-column-properties style:column-width="13.192cm"/>
    </style:style>
    <style:style style:name="Tabla1.B" style:family="table-column">
      <style:table-column-properties style:column-width="3.09cm"/>
    </style:style>
    <style:style style:name="Tabla1.1" style:family="table-row">
      <style:table-row-properties style:keep-together="false" fo:keep-together="always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P1" style:family="paragraph" style:parent-style-name="Header">
      <style:paragraph-properties fo:margin-top="0.12cm" fo:margin-bottom="0cm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2" style:family="paragraph" style:parent-style-name="Header">
      <style:paragraph-properties fo:margin-top="0.12cm" fo:margin-bottom="0cm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font-weight="bold" style:font-size-asian="12pt" style:font-weight-asian="bold"/>
    </style:style>
    <style:style style:name="P3" style:family="paragraph" style:parent-style-name="Header">
      <style:paragraph-properties fo:margin-top="0.12cm" fo:margin-bottom="0cm"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4" style:family="paragraph" style:parent-style-name="Header">
      <style:paragraph-properties fo:margin-top="0.22cm" fo:margin-bottom="0cm"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5" style:family="paragraph" style:parent-style-name="Header">
      <style:paragraph-properties fo:margin-top="0.22cm" fo:margin-bottom="0cm"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6" style:family="paragraph" style:parent-style-name="Header">
      <style:paragraph-properties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7" style:family="paragraph" style:parent-style-name="Header">
      <style:paragraph-properties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8" style:family="paragraph" style:parent-style-name="Header">
      <style:paragraph-properties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P10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margin-top="0.176cm" fo:margin-bottom="0.176cm" fo:text-align="justify" style:justify-single-word="false" style:snap-to-layout-grid="false"/>
    </style:style>
    <style:style style:name="P13" style:family="paragraph" style:parent-style-name="Text_20_body">
      <style:paragraph-properties fo:margin-top="0.176cm" fo:margin-bottom="0.176cm">
        <style:tab-stops>
          <style:tab-stop style:position="1.27cm"/>
        </style:tab-stops>
      </style:paragraph-properties>
      <style:text-properties style:font-name="Arial1" fo:font-size="10pt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.176cm" fo:margin-bottom="0.176cm">
        <style:tab-stops>
          <style:tab-stop style:position="1.27cm"/>
        </style:tab-stops>
      </style:paragraph-properties>
      <style:text-properties style:font-name="Arial" fo:font-size="10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76cm" fo:margin-bottom="0.176cm" fo:text-align="start" style:justify-single-word="false">
        <style:tab-stops>
          <style:tab-stop style:position="1.27cm"/>
        </style:tab-stops>
      </style:paragraph-properties>
      <style:text-properties style:font-name="Arial" fo:font-size="10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 fo:padding-left="0cm" fo:padding-right="0cm" fo:padding-top="0.035cm" fo:padding-bottom="0.035cm" fo:border-left="none" fo:border-right="none" fo:border-top="0.018cm solid #000000" fo:border-bottom="0.018cm solid #000000"/>
    </style:style>
    <style:style style:name="P17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018cm solid #000000" fo:border-bottom="0.018cm solid #000000"/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margin-top="0cm" fo:margin-bottom="0cm">
        <style:tab-stops>
          <style:tab-stop style:position="1.27cm"/>
        </style:tab-stops>
      </style:paragraph-properties>
      <style:text-properties style:font-name="Arial1" fo:font-size="10pt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>
        <style:tab-stops>
          <style:tab-stop style:position="1.27cm"/>
        </style:tab-stops>
      </style:paragraph-properties>
      <style:text-properties fo:font-variant="normal" fo:text-transform="none" fo:color="#000000" style:font-name="sans-serif" fo:font-size="9.75pt" fo:letter-spacing="normal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style:line-height-at-least="0.503cm"/>
      <style:text-properties fo:font-variant="normal" fo:text-transform="none" fo:color="#000000" style:font-name="sans-serif" fo:font-size="9.75pt" fo:letter-spacing="normal" fo:font-style="normal" fo:font-weight="normal"/>
    </style:style>
    <style:style style:name="P21" style:family="paragraph" style:parent-style-name="Text_20_body" style:list-style-name="L1">
      <style:paragraph-properties fo:margin-top="0cm" fo:margin-bottom="0cm">
        <style:tab-stops>
          <style:tab-stop style:position="1.27cm"/>
        </style:tab-stops>
      </style:paragraph-properties>
      <style:text-properties fo:font-variant="normal" fo:text-transform="none" fo:color="#000000" style:font-name="sans-serif" fo:font-size="9.75pt" fo:letter-spacing="normal" fo:font-style="normal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L1">
      <style:paragraph-properties fo:margin-top="0cm" fo:margin-bottom="0cm" style:line-height-at-least="0.503cm"/>
      <style:text-properties fo:font-variant="normal" fo:text-transform="none" fo:color="#000000" style:font-name="sans-serif" fo:font-size="9.75pt" fo:letter-spacing="normal" fo:font-style="normal" fo:font-weight="normal"/>
    </style:style>
    <style:style style:name="P23" style:family="paragraph" style:parent-style-name="Text_20_body">
      <style:paragraph-properties fo:margin-top="0.176cm" fo:margin-bottom="0.176cm" fo:text-align="start" style:justify-single-word="false">
        <style:tab-stops>
          <style:tab-stop style:position="1.27cm"/>
        </style:tab-stops>
      </style:paragraph-properties>
      <style:text-properties style:font-name="Arial" fo:font-size="10pt" fo:font-weight="normal" style:font-size-asian="12pt" style:font-weight-asian="normal" style:font-size-complex="12pt" style:font-weight-complex="normal"/>
    </style:style>
    <style:style style:name="P24" style:family="paragraph" style:parent-style-name="Text_20_body" style:list-style-name="L2">
      <style:paragraph-properties fo:margin-top="0.176cm" fo:margin-bottom="0.176cm" fo:text-align="start" style:justify-single-word="false">
        <style:tab-stops>
          <style:tab-stop style:position="1.27cm"/>
        </style:tab-stops>
      </style:paragraph-properties>
      <style:text-properties style:font-name="Arial" fo:font-size="10pt" fo:font-weight="normal" style:font-size-asian="12pt" style:font-weight-asian="normal" style:font-size-complex="12pt" style:font-weight-complex="normal"/>
    </style:style>
    <style:style style:name="T1" style:family="text">
      <style:text-properties fo:font-size="8pt" fo:font-style="italic" fo:background-color="transparent" style:font-size-asian="8pt" style:font-style-asian="italic" style:font-size-complex="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Nom: <text:s/></text:p>
          </table:table-cell>
          <table:table-cell table:style-name="Tabla1.B1" table:number-rows-spanned="2" office:value-type="string">
            <text:p text:style-name="P12">Nota:</text:p>
          </table:table-cell>
        </table:table-row>
        <table:table-row table:style-name="Tabla1.1">
          <table:table-cell table:style-name="Tabla1.A2" office:value-type="string">
            <text:p text:style-name="P12">Data: </text:p>
          </table:table-cell>
          <table:covered-table-cell/>
        </table:table-row>
      </table:table>
      <text:p text:style-name="P11"/>
      <text:p text:style-name="P17">Prova escrita UF2. Xpath, XSL, XQuery</text:p>
      <text:p text:style-name="P17"/>
      <text:p text:style-name="P16"><text:span text:style-name="T2">- </text:span><text:span text:style-name="T3">Responeu les preguntes posant el codi corresponent.</text:span></text:p>
      <text:p text:style-name="P13"/>
      <text:p text:style-name="P13">Pregunta 1 (4 punts)</text:p>
      <text:p text:style-name="P14">Donat el fitxer “institut.xml” que trobareu al Moodle, se us demanen les següents consultes Xpath:</text:p>
      <text:list xml:id="list1402835377690070583" text:style-name="L1">
        <text:list-item>
          <text:p text:style-name="P21">Quins són els noms dels professors?</text:p>
        </text:list-item>
      </text:list>
      <text:p text:style-name="P19"><text:s text:c="14"/>/persones/professor/nom</text:p>
      <text:list xml:id="list33357527" text:continue-numbering="true" text:style-name="L1">
        <text:list-item>
          <text:p text:style-name="P22">Quants alumnes tenim?</text:p>
        </text:list-item>
      </text:list>
      <text:p text:style-name="P20"><text:s text:c="14"/>count(//alumne)</text:p>
      <text:list xml:id="list33377320" text:continue-numbering="true" text:style-name="L1">
        <text:list-item>
          <text:p text:style-name="P22">Quants professors tenim?</text:p>
        </text:list-item>
      </text:list>
      <text:p text:style-name="P20"><text:s text:c="14"/>count(//professor)</text:p>
      <text:list xml:id="list33374113" text:continue-numbering="true" text:style-name="L1">
        <text:list-item>
          <text:p text:style-name="P22">Quins alumnes estan matriculats durant l'any 2010?</text:p>
        </text:list-item>
      </text:list>
      <text:p text:style-name="P20"><text:s text:c="14"/>//alumne[any="2010"]/nom</text:p>
      <text:list xml:id="list33362540" text:continue-numbering="true" text:style-name="L1">
        <text:list-item>
          <text:p text:style-name="P22">Quins alumnes fan l'assignatura d'XML?</text:p>
        </text:list-item>
      </text:list>
      <text:p text:style-name="P20"><text:s text:c="14"/>//alumne/credits[assignatura="XML"]/../nom</text:p>
      <text:list xml:id="list33362973" text:continue-numbering="true" text:style-name="L1">
        <text:list-item>
          <text:p text:style-name="P22">Quins alumnes fan 2 assignatures?</text:p>
        </text:list-item>
      </text:list>
      <text:p text:style-name="P20"><text:s text:c="14"/>//alumne/nom[count (//alumne/nom/assignatura)=2]</text:p>
      <text:list xml:id="list33381316" text:continue-numbering="true" text:style-name="L1">
        <text:list-item>
          <text:p text:style-name="P22">Quin és el nom del professor d'XML?</text:p>
          <text:p text:style-name="P22">//professor[assignatura="XML"]/nom</text:p>
        </text:list-item>
        <text:list-item>
          <text:p text:style-name="P22">Quines assignatures fan els alumnes que es diuen "Federicu Pi"?</text:p>
          <text:p text:style-name="P22">//alumne[nom="Federicu Pi"]/credits/assignatura</text:p>
        </text:list-item>
        <text:list-item>
          <text:p text:style-name="P22">Alumnes que el seu nom comença per "F"</text:p>
          <text:p text:style-name="P22">//alumne[starts-with (nom,"F")]</text:p>
        </text:list-item>
        <text:list-item>
          <text:p text:style-name="P22">Quina assignatura fa el professor que es diu de cognom "Perdut"?</text:p>
          <text:p text:style-name="P22">//professor/nom[substring ("Perdut")]</text:p>
          <text:p text:style-name="P22">//professor[contains(nom,"'Perdut")]</text:p>
        </text:list-item>
      </text:list>
      <text:p text:style-name="P18"/>
      <text:p text:style-name="P13">Pregunta 2 (3 punts)</text:p>
      <text:p text:style-name="P14">Donat el fitxer “institut.xml” que trobareu al Moodle, apliqueu la plantilla XSLT adient per tal de veure una taula amb el nom dels professors i les assignatures que imparteixen:</text:p>
      <text:p text:style-name="P14"/>
      <text:p text:style-name="P15"><draw:frame draw:style-name="fr3" draw:name="gráficos3" text:anchor-type="paragraph" svg:x="-0.056cm" svg:y="0.101cm" svg:width="7.489cm" svg:height="2.521cm" draw:z-index="8"><draw:image xlink:href="Pictures/2000000900001E6E00000A427D78B452.svm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>&lt;?xml version="1.0" encoding="UTF-8"?&gt;</text:p>
      <text:p text:style-name="P15">&lt;xsl:stylesheet xmlns:xsl="http://www.w3.org/1999/XSL/Transform" version="1.0"&gt;</text:p>
      <text:p text:style-name="P15"/>
      <text:p text:style-name="P15"><text:s/>&lt;xsl:template match="/"&gt;</text:p>
      <text:p text:style-name="P15">&lt;html&gt;</text:p>
      <text:p text:style-name="P15"/>
      <text:p text:style-name="P15"><text:s text:c="3"/>&lt;table border="1"&gt;</text:p>
      <text:p text:style-name="P15"><text:s text:c="5"/>&lt;tr&gt;</text:p>
      <text:p text:style-name="P15"><text:s text:c="7"/>&lt;th colspan="2"&gt;Professor i assignatures&lt;/th&gt;</text:p>
      <text:p text:style-name="P15"><text:s text:c="5"/>&lt;/tr&gt;</text:p>
      <text:p text:style-name="P15"><text:s text:c="6"/>&lt;xsl:apply-templates select="persones/professor" mode="primero"/&gt;</text:p>
      <text:p text:style-name="P15"><text:s text:c="3"/>&lt;/table&gt; </text:p>
      <text:p text:style-name="P15">&lt;/html&gt;</text:p>
      <text:p text:style-name="P15"><text:s/>&lt;/xsl:template&gt;</text:p>
      <text:p text:style-name="P15"><text:s/></text:p>
      <text:p text:style-name="P15"><text:s/>&lt;xsl:template match="/persones/professor" mode="primero"&gt; </text:p>
      <text:p text:style-name="P15"/>
      <text:p text:style-name="P15">&lt;tr&gt;</text:p>
      <text:p text:style-name="P15">&lt;td&gt;</text:p>
      <text:p text:style-name="P15"><text:s text:c="2"/>&lt;xsl:value-of select="nom"/&gt;</text:p>
      <text:p text:style-name="P15"><text:soft-page-break/>&lt;/td&gt;</text:p>
      <text:p text:style-name="P15">&lt;td&gt;</text:p>
      <text:p text:style-name="P15"><text:s text:c="2"/>&lt;xsl:value-of select="assignatura" /&gt;</text:p>
      <text:p text:style-name="P15">&lt;/td&gt;</text:p>
      <text:p text:style-name="P15">&lt;/tr&gt;</text:p>
      <text:p text:style-name="P15">&lt;/xsl:template&gt;</text:p>
      <text:p text:style-name="P15"><text:s/>&lt;/xsl:stylesheet&gt;</text:p>
      <text:p text:style-name="P15"/>
      <text:p text:style-name="P15"/>
      <text:p text:style-name="P15"/>
      <text:p text:style-name="P15"/>
      <text:p text:style-name="P13">Pregunta 3 (3 punts)</text:p>
      <text:p text:style-name="P15">Donat el fitxer “assignatures.xml” que trobareu al Moodle, afegiu-lo a la base de dades BaseX i apliqueu les expressions FLWOR adients, per tal de fer les següents consultes XQuery:</text:p>
      <text:list xml:id="list2204576859247072926" text:style-name="L2">
        <text:list-item>
          <text:p text:style-name="P24">Quines assignatures s'imparteixen a l'aula 24?</text:p>
          <text:p text:style-name="P24">for $x in doc("asignatures")/assignatures/assignatura <text:s/>where $x/aula=24 return ( $x/nom)</text:p>
        </text:list-item>
        <text:list-item>
          <text:p text:style-name="P24">Extreu el nom de les assignatures que tenen més de 50 hores.</text:p>
        </text:list-item>
      </text:list>
      <text:p text:style-name="P15"><text:s text:c="13"/>for $x in doc("asignatures")/assignatures/assignatura <text:s/>where $x/preu[@tipo="hores"]&gt;50 <text:s text:c="2"/>return ( $x/nom)</text:p>
      <text:list xml:id="list33369557" text:continue-numbering="true" text:style-name="L2">
        <text:list-item>
          <text:p text:style-name="P24">Extreu el nom de les assignatures que funcionen per crèdit</text:p>
          <text:p text:style-name="P24">for $x in doc("asignatures")/assignatures/assignatura/preu <text:s/>where $x/@tipo="crèdit" <text:s/>return ( $x/../nom)</text:p>
        </text:list-item>
        <text:list-item>
          <text:p text:style-name="P24">Quantes assignatures imparteix el professor Antoni Rubio?</text:p>
          <text:p text:style-name="P24">count (for $x in doc("asignatures")/assignatures/assignatura <text:s/>where $x/professor="Antoni Rubio" <text:s text:c="2"/>return ( $x/nom))</text:p>
        </text:list-item>
        <text:list-item>
          <text:p text:style-name="P24">Quantes assignatures imparteix el professor Juan Luis Corral?</text:p>
        </text:list-item>
      </text:list>
      <text:p text:style-name="P15"><text:s text:c="12"/>count (for $x in doc("asignatures")/assignatures/assignatura <text:s/>where $x/professor="Juan Luis Corral" <text:s text:c="2"/>return ( $x/nom))</text:p>
      <text:list xml:id="list33378075" text:continue-numbering="true" text:style-name="L2">
        <text:list-item>
          <text:p text:style-name="P24"><text:soft-page-break/>Data d'inici de les assignatures</text:p>
          <text:p text:style-name="P24">for $x in doc("asignatures")/assignatures/assignatura return ( $x/nom, $x/inici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1pt" fo:language="ca" fo:country="ES" style:font-name-asian="Times New Roman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size="12pt" fo:language="es" fo:country="ES" style:font-name-asian="Arial Unicode MS" style:font-size-asian="12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style:font-name="Times New Roman" fo:font-size="12pt" style:font-size-asian="12pt" style:font-size-complex="12pt" fo:hyphenate="false" fo:hyphenation-remain-char-count="2" fo:hyphenation-push-char-count="2"/>
    </style:style>
    <style:style style:name="Texto_20_comentario" style:display-name="Texto comentario" style:family="paragraph" style:parent-style-name="Standard">
      <style:text-properties fo:font-size="10pt" style:font-size-asian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independiente_20_2" style:display-name="Texto independiente 2" style:family="paragraph" style:parent-style-name="Standard">
      <style:paragraph-properties fo:margin-top="0.176cm" fo:margin-bottom="0.176cm" fo:text-align="justify" style:justify-single-word="false"/>
    </style:style>
    <style:style style:name="Párrafo_20_de_20_lista" style:display-name="Párrafo de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8Num3z0" style:family="text">
      <style:text-properties style:font-name="Wingdings" fo:font-size="9pt" style:font-size-asian="9pt" style:font-name-complex="StarSymbol" style:font-size-complex="9pt"/>
    </style:style>
    <style:style style:name="WW8Num3z1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247cm" fo:margin-left="-0.191cm" table:align="left" style:writing-mode="lr-tb"/>
    </style:style>
    <style:style style:name="Tabla5.A" style:family="table-column">
      <style:table-column-properties style:column-width="8.692cm"/>
    </style:style>
    <style:style style:name="Tabla5.B" style:family="table-column">
      <style:table-column-properties style:column-width="7.555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" style:family="table">
      <style:table-properties style:width="16.247cm" fo:margin-left="-0.191cm" table:align="left" style:writing-mode="lr-tb"/>
    </style:style>
    <style:style style:name="Tabla4.A" style:family="table-column">
      <style:table-column-properties style:column-width="6.692cm"/>
    </style:style>
    <style:style style:name="Tabla4.B" style:family="table-column">
      <style:table-column-properties style:column-width="6.75cm"/>
    </style:style>
    <style:style style:name="Tabla4.C" style:family="table-column">
      <style:table-column-properties style:column-width="2.80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a4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margin-top="0.12cm" fo:margin-bottom="0cm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MP2" style:family="paragraph" style:parent-style-name="Header">
      <style:paragraph-properties fo:margin-top="0.12cm" fo:margin-bottom="0cm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font-weight="bold" style:font-size-asian="12pt" style:font-weight-asian="bold"/>
    </style:style>
    <style:style style:name="MP3" style:family="paragraph" style:parent-style-name="Header">
      <style:paragraph-properties fo:margin-top="0.22cm" fo:margin-bottom="0cm"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4" style:family="paragraph" style:parent-style-name="Header">
      <style:paragraph-properties fo:margin-top="0.22cm" fo:margin-bottom="0cm"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5" style:family="paragraph" style:parent-style-name="Header">
      <style:paragraph-properties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6" style:family="paragraph" style:parent-style-name="Header">
      <style:paragraph-properties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7" style:family="paragraph" style:parent-style-name="Header">
      <style:paragraph-properties fo:margin-top="0.12cm" fo:margin-bottom="0cm"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8" style:family="paragraph" style:parent-style-name="Header">
      <style:paragraph-properties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M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10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MT1" style:family="text">
      <style:text-properties fo:font-size="8pt" fo:font-style="italic" fo:background-color="transparent" style:font-size-asian="8pt" style:font-style-asian="italic" style:font-size-complex="8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1.7cm" fo:margin-left="3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2.05cm" svg:y="0.951cm" svg:width="0.713cm" svg:height="0.818cm" draw:z-index="3"><draw:image xlink:href="Pictures/10000200000001DC00000227954EB930.png" xlink:type="simple" xlink:show="embed" xlink:actuate="onLoad"/></draw:frame><draw:frame draw:style-name="Mfr2" draw:name="gráficos2" text:anchor-type="char" svg:x="14.288cm" svg:y="-0.041cm" svg:width="1.448cm" svg:height="1.588cm" draw:z-index="7"><draw:image xlink:href="Pictures/10000000000002B1000002A75E08E963.jpg" xlink:type="simple" xlink:show="embed" xlink:actuate="onLoad"/><draw:contour-polygon svg:width="18.227cm" svg:height="17.688cm" svg:viewBox="0 0 18227 17688" draw:points="-302,0 -302,17688 18227,17688 18227,0" draw:recreate-on-edit="false"/></draw:frame>Generalitat de Catalunya</text:p>
        <text:p text:style-name="MP1">Departament d’Ensenyament</text:p>
        <text:p text:style-name="MP2">Institut d’Educació Secundària </text:p>
        <text:p text:style-name="MP2">Provençana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Carrer de Sant Pius X, 8</text:p>
              <text:p text:style-name="MP4">08901 L’Hospitalet de Llobregat</text:p>
              <text:p text:style-name="MP4">Tel. 93 338 25 53 </text:p>
              <text:p text:style-name="MP4">Fax 93 337 57 35</text:p>
            </table:table-cell>
            <table:table-cell table:style-name="Tabla5.A1" office:value-type="string">
              <text:p text:style-name="MP5"/>
              <text:p text:style-name="MP6"/>
              <text:p text:style-name="MP7">e-mail: a8019401@xtec.cat</text:p>
              <text:p text:style-name="MP7">web: http://www.ies-provenza</text:p>
            </table:table-cell>
          </table:table-row>
        </table:table>
        <text:p text:style-name="Header"/>
      </style:header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8">CFGS DAW</text:p>
            </table:table-cell>
            <table:table-cell table:style-name="Tabla4.A1" office:value-type="string">
              <text:p text:style-name="MP8">Examen UF2. </text:p>
            </table:table-cell>
            <table:table-cell table:style-name="Tabla4.A1" office:value-type="string">
              <text:p text:style-name="MP9"><text:span text:style-name="MT1">Pàg. </text:span><text:span text:style-name="Page_20_Number"><text:span text:style-name="MT1"><text:page-number text:select-page="current">4</text:page-number></text:span></text:span><text:span text:style-name="Page_20_Number"><text:span text:style-name="MT1"> de </text:span></text:span><text:span text:style-name="Page_20_Number"><text:span text:style-name="MT1"><text:page-count style:num-format="1">4</text:page-count></text:span></text:span></text:p>
            </table:table-cell>
          </table:table-row>
          <table:table-row table:style-name="Tabla4.1">
            <table:table-cell table:style-name="Tabla4.A2" office:value-type="string">
              <text:p text:style-name="MP8">MP-04 <text:s/>LMSGI</text:p>
            </table:table-cell>
            <table:table-cell table:style-name="Tabla4.A2" office:value-type="string">
              <text:p text:style-name="MP8">Professor: Rafa Lluch</text:p>
            </table:table-cell>
            <table:table-cell table:style-name="Tabla4.A2" office:value-type="string">
              <text:p text:style-name="MP10">Abril 2013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cretaria</meta:initial-creator>
    <meta:creation-date>2009-10-21T00:16:00</meta:creation-date>
    <dc:date>2013-04-28T13:22:18.07</dc:date>
    <meta:print-date>2009-10-16T11:22:00</meta:print-date>
    <meta:editing-cycles>28</meta:editing-cycles>
    <meta:editing-duration>PT12H7M47S</meta:editing-duration>
    <meta:generator>OpenOffice.org/3.4.1$Win32 OpenOffice.org_project/341m1$Build-9593</meta:generator>
    <meta:document-statistic meta:table-count="3" meta:image-count="3" meta:object-count="0" meta:page-count="4" meta:paragraph-count="84" meta:word-count="391" meta:character-count="3288"/>
    <meta:user-defined meta:name="Información 1"/>
    <meta:user-defined meta:name="Información 2"/>
    <meta:user-defined meta:name="Información 3"/>
    <meta:user-defined meta:name="Información 4"/>
  </office:meta>
</office:document-meta>
</file>